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Titillium Web" svg:font-family="'Titillium Web'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p_3e_">
      <style:text-properties fo:font-weight="normal" style:font-weight-asian="normal" style:font-weight-complex="normal"/>
    </style:style>
    <style:style style:name="P2" style:family="paragraph" style:parent-style-name="_3c_p_3e_">
      <style:text-properties fo:font-weight="bold" style:font-weight-asian="bold" style:font-weight-complex="bold"/>
    </style:style>
    <style:style style:name="P3" style:family="paragraph" style:parent-style-name="_3c_p_3e_">
      <style:text-properties fo:font-variant="normal" fo:text-transform="none" fo:color="#222222" style:font-name="Google Sans" fo:font-size="7.90000009536743pt" fo:letter-spacing="normal" fo:font-style="normal" fo:font-weight="normal"/>
    </style:style>
    <style:style style:name="P4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style:font-name="Times New Roman1" style:font-name-asian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rédits</text:h>
      <text:p text:style-name="_3c_p_3e_"/>
      <text:p text:style-name="_3c_p_3e_"/>
      <text:h text:style-name="Heading_20_2" text:outline-level="2"><text:span text:style-name="T2">É</text:span>quipe du projet</text:h>
      <text:p text:style-name="P2"/>
      <text:p text:style-name="P1">Direction : </text:p>
      <text:p text:style-name="_3c_p_3e_"><text:a xlink:type="simple" xlink:href="http://www.centrechastel.paris-sorbonne.fr/membres/barthelemy-jobert" text:style-name="Internet_20_link" text:visited-style-name="Visited_20_Internet_20_Link">Barthélémy Jobert</text:a>, professeur à Sorbonne Université </text:p>
      <text:p text:style-name="_3c_p_3e_"/>
      <text:p text:style-name="_3c_p_3e_">Collaborateurs et contributeurs :</text:p>
      <text:p text:style-name="_3c_p_3e_"><text:a xlink:type="simple" xlink:href="http://www.centrechastel.paris-sorbonne.fr/membres/gaelle-lafage" text:style-name="Internet_20_link" text:visited-style-name="Visited_20_Internet_20_Link">Gaëlle Lafage</text:a>, chargée de recherche et de coordination du projet, 2017-2022</text:p>
      <text:p text:style-name="_3c_p_3e_"><text:a xlink:type="simple" xlink:href="http://www.centrechastel.paris-sorbonne.fr/membres/brice-ameille" text:style-name="Internet_20_link" text:visited-style-name="Visited_20_Internet_20_Link">Brice Ameille</text:a>, chargé de recherche, 2018-2019</text:p>
      <text:p text:style-name="_3c_p_3e_"><text:a xlink:type="simple" xlink:href="http://www.centrechastel.paris-sorbonne.fr/membres/catherine-gros" text:style-name="Internet_20_link" text:visited-style-name="Visited_20_Internet_20_Link">Catherine Gros</text:a>, responsable des éditions, Centre André Chastel. Relectures et corrections des lettres éditées.</text:p>
      <text:p text:style-name="_3c_p_3e_"><text:a xlink:type="simple" xlink:href="http://www.centrechastel.paris-sorbonne.fr/membres/delphine-thierry-mieg" text:style-name="Internet_20_link" text:visited-style-name="Visited_20_Internet_20_Link">Delphine Thierry-Mieg</text:a>, responsable des ressources documentaires, Centre André Chastel. Intégration des images dans Nakala et dans les fichiers XML.</text:p>
      <text:p text:style-name="_3c_p_3e_"><text:a xlink:type="simple" xlink:href="http://www.centrechastel.paris-sorbonne.fr/membres/baptiste-dumas-piro" text:style-name="Internet_20_link" text:visited-style-name="Visited_20_Internet_20_Link">Baptiste Dumas-Piro</text:a>, stagiaire – édition</text:p>
      <text:p text:style-name="_3c_p_3e_">Alexandre Leblond, stagiaire – édition</text:p>
      <text:p text:style-name="_3c_p_3e_">Margherita Malogioglio, stagiaire – édition</text:p>
      <text:p text:style-name="_3c_p_3e_"/>
      <text:p text:style-name="_3c_p_3e_">Développeur et consultant pour l’édition numérique :</text:p>
      <text:p text:style-name="_3c_p_3e_"><text:a xlink:type="simple" xlink:href="mailto:frederic.glorieux@fictif.org" text:style-name="Internet_20_link" text:visited-style-name="Visited_20_Internet_20_Link">Frédéric Glorieux</text:a>, développeur logiciel libre pour les humanités numériques, au sein de la coopérative Optéos, spécialisé dans l’édition électronique et le traitement de la langue (Java, XML/TEI, Python, PHP…).</text:p>
      <text:p text:style-name="_3c_p_3e_"/>
      <text:h text:style-name="Heading_20_2" text:outline-level="2">Contact</text:h>
      <text:p text:style-name="_3c_p_3e_"><text:a xlink:type="simple" xlink:href="mailto:delacroixcorrespondance@gmail.com" text:style-name="Internet_20_link" text:visited-style-name="Visited_20_Internet_20_Link"><text:span text:style-name="T1"/></text:a></text:p>
      <text:p text:style-name="_3c_p_3e_"><text:a xlink:type="simple" xlink:href="mailto:delacroixcorrespondance@gmail.com" text:style-name="Internet_20_link" text:visited-style-name="Visited_20_Internet_20_Link"><text:span text:style-name="T1">delacroixcorrespondance@gmail.com</text:span></text:a></text:p>
      <text:p text:style-name="P3"><text:soft-page-break/></text:p>
      <text:h text:style-name="Heading_20_2" text:outline-level="2">Entrepôt Github :</text:h>
      <text:p text:style-name="_3c_p_3e_"/>
      <text:p text:style-name="_3c_p_3e_"><text:a xlink:type="simple" xlink:href="https://github.com/EDelacroix" text:style-name="Internet_20_link" text:visited-style-name="Visited_20_Internet_20_Link">https://github.com/EDelacroix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Titillium Web" svg:font-family="'Titillium Web'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_3c_p_3e_" style:default-outline-level="1" style:class="text">
      <style:paragraph-properties fo:margin-top="0.423cm" fo:margin-bottom="0cm" fo:text-align="center" style:justify-single-word="false" fo:keep-together="always" fo:hyphenation-ladder-count="no-limit" fo:keep-with-next="always"/>
      <style:text-properties fo:color="#b83919" fo:font-size="18pt" fo:font-weight="bold" style:font-name-asian="Times New Roman" style:font-size-asian="18pt" style:font-weight-asian="bold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_3c_p_3e_" style:default-outline-level="2" style:class="text">
      <style:paragraph-properties fo:margin-top="0.071cm" fo:margin-bottom="0cm" fo:keep-together="always" fo:hyphenation-ladder-count="no-limit" fo:keep-with-next="always"/>
      <style:text-properties fo:color="#b83919" fo:font-size="15pt" fo:font-weight="bold" style:font-name-asian="Times New Roman" style:font-size-asian="15pt" style:font-weight-asian="bold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p_3e_" style:display-name="&lt;p&gt;" style:family="paragraph" style:parent-style-name="Normal">
      <style:paragraph-properties fo:margin-top="0.212cm" fo:margin-bottom="0.212cm" fo:line-height="115%" fo:text-align="justify" style:justify-single-word="false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_3c_figure_3e_" style:display-name="&lt;figure&gt;" style:family="paragraph" style:parent-style-name="Normal" style:next-style-name="_3c_p_3e_">
      <style:paragraph-properties fo:margin-top="0.499cm" fo:margin-bottom="0.499cm" fo:line-height="100%" fo:orphans="0" fo:widows="0" fo:hyphenation-ladder-count="no-limit"/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Commentaire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orphans="0" fo:widows="0" fo:hyphenation-ladder-count="no-limit"/>
      <style:text-properties style:font-name="Liberation Serif" fo:font-size="10pt" fo:language="fr" fo:country="FR" style:letter-kerning="true" style:font-name-asian="SimSun" style:font-size-asian="10pt" style:language-asian="zh" style:country-asian="CN" style:font-name-complex="Mangal" style:font-size-complex="9pt" style:language-complex="hi" style:country-complex="IN" fo:hyphenate="false" fo:hyphenation-remain-char-count="0" fo:hyphenation-push-char-count="0"/>
    </style:style>
    <style:style style:name="_3c_quote_3e_" style:display-name="&lt;quote&gt;" style:family="paragraph" style:parent-style-name="Normal" style:next-style-name="_3c_p_3e_">
      <style:paragraph-properties fo:margin-left="1.499cm" fo:margin-right="0cm" fo:margin-top="0.101cm" fo:margin-bottom="0.101cm" fo:line-height="95%" fo:text-align="justify" style:justify-single-word="false" fo:orphans="0" fo:widows="0" fo:hyphenation-ladder-count="no-limit" fo:text-indent="0cm" style:auto-text-indent="false">
        <style:tab-stops/>
      </style:paragraph-properties>
      <style:text-properties fo:language="fr" fo:country="FR" style:letter-kerning="true" style:font-name-asian="Times New Roman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" style:display-name="Commentaire Car" style:family="text" style:parent-style-name="Police_20_par_20_défaut">
      <style:text-properties style:font-name="Times New Roman"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dc:description/>
    <dc:subject/>
    <meta:initial-creator>test</meta:initial-creator>
    <dc:creator>gaelle lafage</dc:creator>
    <meta:creation-date>2022-06-27T07:21:00Z</meta:creation-date>
    <dc:date>2023-04-06T15:46:05</dc:date>
    <meta:editing-cycles>18</meta:editing-cycles>
    <meta:editing-duration>P1DT7H21M14S</meta:editing-duration>
    <meta:document-statistic meta:table-count="0" meta:image-count="0" meta:object-count="0" meta:page-count="2" meta:paragraph-count="18" meta:word-count="123" meta:character-count="966"/>
    <meta:template xlink:type="simple" xlink:actuate="onRequest" xlink:title="" xlink:href="Normal.dotm"/>
  </office:meta>
</office:document-meta>
</file>